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P4" style:parent-style-name="Paragraphedeliste" style:list-style-name="LFO1" style:family="paragraph"/>
  </office:automatic-styles>
  <office:body>
    <office:text text:use-soft-page-breaks="true">
      <text:p text:style-name="P1">Writing troubleshooting instruction<text:s/></text:p>
      <text:p text:style-name="Normal">Issue 2 cannot login to personal Microsoft account in OneNote “can’t connect to server”</text:p>
      <text:p text:style-name="Normal">Reply:</text:p>
      <text:p text:style-name="Normal">Greetings Dan,</text:p>
      <text:p text:style-name="Normal">I do apologize for the inconvenience, let me help<text:s/>sort thing out.</text:p>
      <text:p text:style-name="Normal">From my<text:s/>understanding, you can’t connect to your personal Microsoft account in OneNote with your table. Is it the first time this has occurred? May you provide us with a screenshot of the error message. Please follow my instruction instructed below:</text:p>
      <text:list text:style-name="LFO1" text:continue-numbering="true">
        <text:list-item>
          <text:p text:style-name="P2">Remove all associated accounts on Outlook</text:p>
        </text:list-item>
        <text:list-item>
          <text:p text:style-name="P3">Reinstall OneNote app</text:p>
        </text:list-item>
        <text:list-item>
          <text:p text:style-name="P4">And then Add personal account</text:p>
        </text:list-item>
      </text:list>
      <text:p text:style-name="Normal">Once you have done all my instruction, you will be able to login to your personal Microsoft account.</text:p>
      <text:p text:style-name="Normal">We apologize for the inconvenient again and I hope this helps, if the issue<text:s/>persists, please don’t hesitate to contact me. Please feel free to let me know how it goes for further assistance.</text:p>
      <text:p text:style-name="Normal">Best regards,</text:p>
      <text:p text:style-name="Normal"><text:tab/>…</text:p>
      <text:p text:style-name="Normal"/>
      <text:p text:style-name="Normal">Issues 1 Power point presentation</text:p>
      <text:p text:style-name="Normal"/>
      <text:p text:style-name="Normal">Greeting,</text:p>
      <text:p text:style-name="Normal">I do apologize for the inconvenience, let me help you sort thing out.</text:p>
      <text:p text:style-name="Normal">From my understanding, your PowerPoint presentation has more delay than expected and you can’t upload it. Is it the first time this has occurred? Do you have the latest version of PowerPoint?</text:p>
      <text:p text:style-name="Normal">For the first solution you can use the Online repair tool.</text:p>
      <text:p text:style-name="Normal">If the problem persists, please provide us a screenshot of PowerPoint version file&gt;account</text:p>
      <text:p text:style-name="Normal">Are the issues on all your presentation?</text:p>
      <text:p text:style-name="Normal">If this just one of your presentations, please share the link to sample for us to test it.</text:p>
      <text:p text:style-name="Normal">We apologize for the inconvenient again and I hope this helps, if the issue persists, please don’t hesitate to contact me. Please feel free to let me know how it goes for further assistance.</text:p>
      <text:p text:style-name="Normal">Best regard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DengXi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AN Florian</meta:initial-creator>
    <dc:creator>Florian Tran</dc:creator>
    <meta:creation-date>2021-10-11T07:49:00Z</meta:creation-date>
    <dc:date>2021-11-26T12:44:00Z</dc:date>
    <meta:template xlink:href="Normal" xlink:type="simple"/>
    <meta:editing-cycles>3</meta:editing-cycles>
    <meta:editing-duration>PT0S</meta:editing-duration>
    <meta:document-statistic meta:page-count="1" meta:paragraph-count="3" meta:word-count="248" meta:character-count="1659" meta:row-count="11" meta:non-whitespace-character-count="1414"/>
  </office:meta>
</office:document-meta>
</file>